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BGrid1-&gt;Options &lt;&lt; dgDragSource &lt;&lt; dgRowSelect;</text:p>
      <text:p text:style-name="Standard">DBGrid1-&gt;Options &lt;&lt; dgDropTarget;</text:p>
      <text:p text:style-name="Standard">DBGrid2-&gt;Options &lt;&lt; dgDragSource &lt;&lt; dgRowSelect;</text:p>
      <text:p text:style-name="Standard">DBGrid2-&gt;Options &lt;&lt; dgDropTarget;</text:p>
      <text:p text:style-name="Standard"/>
      <text:p text:style-name="Standard">void __fastcall TForm1::DBGrid2DragDrop(TObject *Sender, TObject *Source, int X, int Y)</text:p>
      <text:p text:style-name="Standard">{</text:p>
      <text:p text:style-name="Standard"><text:s text:c="4"/>// Hier können Sie die Daten aus der Quelle verarbeiten und in das Ziel einfügen</text:p>
      <text:p text:style-name="Standard">}</text:p>
      <text:p text:style-name="Standard"/>
      <text:p text:style-name="Standard">void __fastcall TForm1::DBGrid2DragOver(TObject *Sender, TObject *Source, int X, int Y, TDragState State, bool &amp;Accept)</text:p>
      <text:p text:style-name="Standard">{</text:p>
      <text:p text:style-name="Standard"><text:s text:c="4"/>// Überprüfen Sie, ob das Ablegen erlaubt ist, und setzen Sie Accept entsprechend</text:p>
      <text:p text:style-name="Standard">}</text:p>
      <text:p text:style-name="Standard"/>
      <text:p text:style-name="Standard">void __fastcall TForm1::DBGrid1StartDrag(TObject *Sender, TDragObject *&amp;DragObject)</text:p>
      <text:p text:style-name="Standard">{</text:p>
      <text:p text:style-name="Standard"><text:s text:c="4"/>// Hier können Sie die Daten vorbereiten, die gezogen werden sollen</text:p>
      <text:p text:style-name="Standard">}</text:p>
      <text:p text:style-name="Standard"/>
      <text:p text:style-name="Standard">//-------------------------------------------------------------------------------------------</text:p>
      <text:p text:style-name="Standard"/>
      <text:p text:style-name="Standard">// Angenommen, Sie haben zwei TDBGrid-Steuerungen namens DBGrid1 und DBGrid2</text:p>
      <text:p text:style-name="Standard"/>
      <text:p text:style-name="Standard">void __fastcall TForm1::DBGrid1StartDrag(TObject *Sender, TDragObject *&amp;Data)</text:p>
      <text:p text:style-name="Standard">{</text:p>
      <text:p text:style-name="Standard"><text:s text:c="4"/>// Starten Sie das Ziehen des ausgewählten Datensatzes</text:p>
      <text:p text:style-name="Standard"><text:s text:c="4"/>Data = new TDragObject();</text:p>
      <text:p text:style-name="Standard"><text:s text:c="4"/>Data-&gt;Source = DBGrid1;</text:p>
      <text:p text:style-name="Standard">}</text:p>
      <text:p text:style-name="Standard"/>
      <text:p text:style-name="Standard">void __fastcall TForm1::DBGrid2DragOver(TObject *Sender, TObject *Source, int X, int Y, TDragState State, bool &amp;Accept)</text:p>
      <text:p text:style-name="Standard">{</text:p>
      <text:p text:style-name="Standard"><text:s text:c="4"/>// Akzeptieren Sie das Ziehen, wenn die Quelle DBGrid1 ist</text:p>
      <text:p text:style-name="Standard"><text:s text:c="4"/>Accept = (Source == DBGrid1);</text:p>
      <text:p text:style-name="Standard">}</text:p>
      <text:p text:style-name="Standard"/>
      <text:p text:style-name="Standard">void __fastcall TForm1::DBGrid2DragDrop(TObject *Sender, TObject *Source, int X, int Y)</text:p>
      <text:p text:style-name="Standard">{</text:p>
      <text:p text:style-name="Standard"><text:s text:c="4"/>// Fügen Sie den gezogenen Datensatz zu DBGrid2 hinzu</text:p>
      <text:p text:style-name="Standard"><text:s text:c="4"/>if (Source == DBGrid1)</text:p>
      <text:p text:style-name="Standard"><text:s text:c="4"/>{</text:p>
      <text:p text:style-name="Standard"><text:s text:c="8"/>TDataSet *srcDataSet = DBGrid1-&gt;DataSource-&gt;DataSet;</text:p>
      <text:p text:style-name="Standard"><text:s text:c="8"/>TDataSet *dstDataSet = DBGrid2-&gt;DataSource-&gt;DataSet;</text:p>
      <text:p text:style-name="Standard"/>
      <text:p text:style-name="Standard"><text:s text:c="8"/>dstDataSet-&gt;Append();</text:p>
      <text:p text:style-name="Standard"><text:s text:c="8"/>for (int i = 0; i &lt; srcDataSet-&gt;FieldCount; ++i)</text:p>
      <text:p text:style-name="Standard"><text:s text:c="8"/>{</text:p>
      <text:p text:style-name="Standard"><text:s text:c="12"/>dstDataSet-&gt;Fields-&gt;Fields[i]-&gt;Value = srcDataSet-&gt;Fields-&gt;Fields[i]-&gt;Value;</text:p>
      <text:p text:style-name="Standard"><text:s text:c="8"/>}</text:p>
      <text:p text:style-name="Standard"><text:soft-page-break/><text:s text:c="8"/>dstDataSet-&gt;Post(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22:44:29.379000000</meta:creation-date>
    <dc:date>2024-03-19T22:53:55.241000000</dc:date>
    <meta:editing-duration>PT9M26S</meta:editing-duration>
    <meta:editing-cycles>2</meta:editing-cycles>
    <meta:generator>LibreOffice/7.5.9.2$Windows_X86_64 LibreOffice_project/cdeefe45c17511d326101eed8008ac4092f278a9</meta:generator>
    <meta:document-statistic meta:table-count="0" meta:image-count="0" meta:object-count="0" meta:page-count="2" meta:paragraph-count="44" meta:word-count="207" meta:character-count="1795" meta:non-whitespace-character-count="1516"/>
  </office:meta>
</office:document-meta>
</file>